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3.154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37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07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022070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Borders für den Spieler und die Tiere imple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eginnen mit der Kollision Auswertung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mstrukturierung der Vererbungshierarchi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liegende Kokusnüss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6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Klasse für Tiere und Spieler von der Item-klasse erben la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unktion zur Prüfung der Fenstergrenzen mit Übergabe der Objektzeiger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egonnen Collisionen Spieler mit Objekten zu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schreiben damit ein Objekt nicht aus der Oberfläche verschwinden kan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Der Spieler konnte trotzdem in den Ecken des Spielfeldes herausfah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Die Tiere sind nicht ganz bis zum Rand gelaufen → Lösung: mit Shapegrößen gearbeite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9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Bidirektionale Assoziation über mehrere Klassen -&gt; Gegenseitige Objektaufruf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 Algorithmus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utton erzeugen und einbind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feld nicht über array verwalten sondern bei Gui auf Kollision überprüf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2">
          <table:table-cell table:style-name="Default"/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6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weitere Objekte (Spielfiguren) auf die Gui mit neuen Elementen erweiter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feldarray erzeugen und Felder beleg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Objektzeiger an Methode übergeben (sowohl Zeiger auf Objekte einer Klasse und zeiger auf Objekte der Klasse sf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utton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uslagerung von sf Objekten aus der GUI in die jeweilige Klass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okosnus von links nach rechts fliegen la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n erstellt, über diese ein ein jeweiliges Image für die Gui erzeugt wird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uslagerung der erstellung von sf Objekten in die Konstruktoren der jeweiligen Kla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10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Bidirektionale Assoziation über mehrere Klassen -&gt; Gegenseitige Objektaufruf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FML Installationsfehler wurde nun bei allen Gruppenmitgliedern gelöst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akefile funktioniert noch nicht so wie beabsichtigt. → Tutorials dazu anschau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Bidirektionale Assoziation über mehrere Klassen -&gt; Gegenseitige Objektaufruf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 Algorithmus programmier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utton erzeugen und einbind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liegende Kokusnüss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fled nicht über array verwalten sondern bei Gui auf Kollision überprüf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schreiben um zu überprüfen ob Objekt beim nächsten Zug aus der Oberfläche verschwinde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610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10" office:value-type="date" office:date-value="2022-06-10" calcext:value-type="date">
            <text:p>10.6.22</text:p>
          </table:table-cell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für Randomzahlen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für Zufallsposition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ssotiationen zwischen den Klassen imple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Über SFML als Graphische Oberfläche infor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Testoberfläche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ehlerbehebung um das Programm testweise starten zu könn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Fehlermeldungen gegoogled und beho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.cpp Dateien kompiliert und weitere Errorcodes beho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Über den This Zeiger informier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.h Dateien der Subklassen korrigier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stellung von dynamischen statt statischen Objekt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Hauptspielfigur erstellt (Gimp)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ste Testversion zur Steuerung der Hauptspielfigur via Tastatur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11" office:value-type="string" calcext:value-type="string">
            <text:p>Erfolg:</text:p>
          </table:table-cell>
          <table:table-cell office:value-type="string" calcext:value-type="string">
            <text:p>Alle aktuellen Fehler behoben → Kompilierung</text:p>
          </table:table-cell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style-name="ce8"/>
          <table:table-cell office:value-type="string" calcext:value-type="string">
            <text:p>Erster Programmstart mit Demo-Gui</text:p>
          </table:table-cell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ror: Impliziete-Deklaration vom Gui-Konstruktor → Konstruktor in Gui.h Datei verge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ror: Undefined Reference to … → Vermutung Make File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ehler beim Testen der Steuerung, aufgrund falscher Datentyp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Über Makefile informieren und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er auf der Gui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inale Steuerung des Spielers impleme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nsicherheit über Assotiationen und Aggrekationen (Informieren)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tart und Ziel, sowie Sperre imple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5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52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10" office:value-type="date" office:date-value="2022-05-20" calcext:value-type="date">
            <text:p>20.5.22</text:p>
          </table:table-cell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Spielkonzepterstellung und eigene Features eingebau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ML Klassendiagramm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In Git einarbeit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inarbeitung in Vererbung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stellung der benötigtten Objekt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ommentieren der Methoden und Variab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Tutorials zu C++ anschau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3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Git Repository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lassendiagramm gezeichne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CPP und H Dateien angeleg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lassen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Variablen und Methoden angeleg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Vererbungshierarchie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om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5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Vererbung hat Probleme gemacht. --&gt; Goog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nwissenheit in Objektorientiertem p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nwissenheit über benötigte Klassen und Method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Teilweise, hat es sehr lange gedauer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Wir haben alle Ziele erreicht, auch wenn sie durch viel unwissenheit lange gedauert ha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ufzett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1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.</number:text>
      <number:month/>
      <number:text>.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.00.0000</text:date>, <text:time style:data-style-name="N2" text:time-value="11:41:45.41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meta:creation-date>2022-05-14T13:23:04Z</meta:creation-date>
    <dc:date>2022-07-06T12:25:22.212000000</dc:date>
    <meta:print-date>2022-06-16T08:03:01Z</meta:print-date>
    <meta:editing-cycles>51</meta:editing-cycles>
    <meta:editing-duration>PT25M7S</meta:editing-duration>
    <meta:document-statistic meta:table-count="5" meta:cell-count="126" meta:object-count="0"/>
  </office:meta>
</office:document-meta>
</file>